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Inter Variable" svg:font-family="'Inter Variabl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a31" officeooo:paragraph-rsid="0013ba31"/>
    </style:style>
    <style:style style:name="P2" style:family="paragraph" style:parent-style-name="Text_20_body">
      <style:text-properties officeooo:rsid="0013ba31" officeooo:paragraph-rsid="0013ba31"/>
    </style:style>
    <style:style style:name="P3" style:family="paragraph" style:parent-style-name="Heading_20_3">
      <style:paragraph-properties fo:margin-left="0cm" fo:margin-right="0cm" fo:margin-top="0.847cm" fo:margin-bottom="0.212cm" style:contextual-spacing="false" style:line-height-at-least="0.635cm" fo:orphans="2" fo:widows="2" fo:text-indent="0cm" style:auto-text-indent="fals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4" style:family="paragraph" style:parent-style-name="Text_20_body" style:list-style-name="L1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3ba31"/>
    </style:style>
    <style:style style:name="P5" style:family="paragraph" style:parent-style-name="Text_20_body" style:list-style-name="L1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rsid="0013ba31"/>
    </style:style>
    <style:style style:name="P6" style:family="paragraph" style:parent-style-name="Text_20_body" style:list-style-name="L2">
      <style:paragraph-properties fo:margin-left="0cm" fo:margin-right="0cm" fo:margin-top="0.635cm" fo:margin-bottom="0cm" style:contextual-spacing="false" style:line-height-at-least="0.582cm" fo:orphans="2" fo:widows="2" fo:text-indent="0cm" style:auto-text-indent="false" fo:padding="0cm" fo:border="none"/>
      <style:text-properties officeooo:rsid="0013ba31"/>
    </style:style>
    <style:style style:name="P7" style:family="paragraph" style:parent-style-name="Text_20_body" style:list-style-name="L3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ter Variable" fo:font-size="12pt" fo:letter-spacing="normal" fo:font-style="normal" fo:font-weight="normal" officeooo:rsid="0013ba31"/>
    </style:style>
    <style:style style:name="P8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officeooo:rsid="0013ba31"/>
    </style:style>
    <style:style style:name="P9" style:family="paragraph" style:parent-style-name="Standard">
      <style:text-properties fo:color="#000000" loext:opacity="100%" officeooo:rsid="0013ba31" officeooo:paragraph-rsid="0013ba31"/>
    </style:style>
    <style:style style:name="T1" style:family="text">
      <style:text-properties officeooo:rsid="0013ba31"/>
    </style:style>
    <style:style style:name="T2" style:family="text">
      <style:text-properties fo:font-variant="normal" fo:text-transform="none" fo:color="#000000" loext:opacity="100%" style:font-name="Inter Variable" fo:font-size="12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Inter Variabl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family="'DM Mono', ui-monospace, SFMono-Regular, Menlo, Monaco, Consolas, 'Liberation Mono', 'Courier New', monospace" fo:font-size="10.5pt" fo:letter-spacing="normal" fo:font-style="normal" fo:font-weight="normal" loext:padding-left="0.053cm" loext:padding-right="0.053cm" loext:padding-top="0.049cm" loext:padding-bottom="0.049cm" loext:border="0.06pt solid #000000"/>
    </style:style>
    <style:style style:name="T5" style:family="text">
      <style:text-properties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angchain Update notes</text:span></text:p>
      <text:p text:style-name="Standard"/>
      <text:p text:style-name="Standard"/>
      <text:p text:style-name="P1">1.UV</text:p>
      <text:p text:style-name="P1"/>
      <text:p text:style-name="P2"><text:span text:style-name="Strong_20_Emphasis"><text:span text:style-name="T2">uv</text:span></text:span><text:span text:style-name="T3"> is a modern, high-performance Python package and project manager written in </text:span><text:span text:style-name="Strong_20_Emphasis"><text:span text:style-name="T2">Rust</text:span></text:span><text:span text:style-name="T3">, developed by the team behind the linter </text:span><text:span text:style-name="Strong_20_Emphasis"><text:span text:style-name="T2">Ruff</text:span></text:span><text:span text:style-name="T3">.  It is designed as a </text:span><text:span text:style-name="Strong_20_Emphasis"><text:span text:style-name="T2">drop-in replacement</text:span></text:span><text:span text:style-name="T3"> for traditional tools like </text:span><text:span text:style-name="Source_20_Text"><text:span text:style-name="T4">pip</text:span></text:span><text:span text:style-name="T3">, </text:span><text:span text:style-name="Source_20_Text"><text:span text:style-name="T4">virtualenv</text:span></text:span><text:span text:style-name="T3">, </text:span><text:span text:style-name="Source_20_Text"><text:span text:style-name="T4">pip-tools</text:span></text:span><text:span text:style-name="T3">, </text:span><text:span text:style-name="Source_20_Text"><text:span text:style-name="T4">poetry</text:span></text:span><text:span text:style-name="T3">, and </text:span><text:span text:style-name="Source_20_Text"><text:span text:style-name="T4">pyenv</text:span></text:span><text:span text:style-name="T3">, combining their functionalities into a single, unified tool. </text:span></text:p>
      <text:h text:style-name="P3" text:outline-level="3">Key Features of uv:</text:h>
      <text:list text:style-name="L1">
        <text:list-item>
          <text:p text:style-name="P4"><text:span text:style-name="Strong_20_Emphasis"><text:span text:style-name="T2">Blazing Speed</text:span></text:span><text:span text:style-name="T3">: 10–100x faster than </text:span><text:span text:style-name="Source_20_Text"><text:span text:style-name="T4">pip</text:span></text:span><text:span text:style-name="T3"> for package installation and dependency resolution, thanks to Rust’s performance and parallel processing. </text:span></text:p>
        </text:list-item>
        <text:list-item>
          <text:p text:style-name="P5"><text:span text:style-name="Strong_20_Emphasis"><text:span text:style-name="T2">All-in-One Solution</text:span></text:span><text:span text:style-name="T3">: Handles Python version management, virtual environment creation, dependency installation, lockfile generation, script execution, and tool isolation. </text:span></text:p>
        </text:list-item>
        <text:list-item>
          <text:p text:style-name="P4"><text:span text:style-name="Strong_20_Emphasis"><text:span text:style-name="T2">Seamless Compatibility</text:span></text:span><text:span text:style-name="T3">: Works with existing </text:span><text:span text:style-name="Source_20_Text"><text:span text:style-name="T4">requirements.txt</text:span></text:span><text:span text:style-name="T3">, </text:span><text:span text:style-name="Source_20_Text"><text:span text:style-name="T4">pyproject.toml</text:span></text:span><text:span text:style-name="T3">, and </text:span><text:span text:style-name="Source_20_Text"><text:span text:style-name="T4">pip</text:span></text:span><text:span text:style-name="T3"> workflows without requiring changes to your current projects. </text:span></text:p>
        </text:list-item>
        <text:list-item>
          <text:p text:style-name="P5"><text:span text:style-name="Strong_20_Emphasis"><text:span text:style-name="T2">Global Cache</text:span></text:span><text:span text:style-name="T3">: Uses a shared, deduplicated cache to reduce disk usage and avoid redundant downloads. </text:span></text:p>
        </text:list-item>
        <text:list-item>
          <text:p text:style-name="P5"><text:span text:style-name="Strong_20_Emphasis"><text:span text:style-name="T2">Cross-Platform</text:span></text:span><text:span text:style-name="T3">: Supports </text:span><text:span text:style-name="Strong_20_Emphasis"><text:span text:style-name="T2">Linux, macOS, and Windows</text:span></text:span><text:span text:style-name="T3">. </text:span></text:p>
        </text:list-item>
        <text:list-item>
          <text:p text:style-name="P4"><text:span text:style-name="Strong_20_Emphasis"><text:span text:style-name="T2">Flexible Installation</text:span></text:span><text:span text:style-name="T3">: Can be installed via standalone scripts (</text:span><text:span text:style-name="Source_20_Text"><text:span text:style-name="T4">curl</text:span></text:span><text:span text:style-name="T3">/PowerShell), </text:span><text:span text:style-name="Source_20_Text"><text:span text:style-name="T4">pip</text:span></text:span><text:span text:style-name="T3">, </text:span><text:span text:style-name="Source_20_Text"><text:span text:style-name="T4">pipx</text:span></text:span><text:span text:style-name="T3">, or </text:span><text:span text:style-name="Source_20_Text"><text:span text:style-name="T4">Homebrew</text:span></text:span><text:span text:style-name="T3">. </text:span></text:p>
        </text:list-item>
      </text:list>
      <text:h text:style-name="P3" text:outline-level="3">Core Commands:</text:h>
      <text:list text:style-name="L2">
        <text:list-item>
          <text:p text:style-name="P6"><text:span text:style-name="Source_20_Text"><text:span text:style-name="T4">uv init</text:span></text:span><text:span text:style-name="T3"> – Initialize a new project with </text:span><text:span text:style-name="Source_20_Text"><text:span text:style-name="T4">pyproject.toml</text:span></text:span><text:span text:style-name="T3"> and a virtual environment.</text:span></text:p>
        </text:list-item>
        <text:list-item>
          <text:p text:style-name="P6"><text:span text:style-name="Source_20_Text"><text:span text:style-name="T4">uv add &lt;package&gt;</text:span></text:span><text:span text:style-name="T3"> – Install a package and update the lockfile.</text:span></text:p>
        </text:list-item>
        <text:list-item>
          <text:p text:style-name="P6"><text:span text:style-name="Source_20_Text"><text:span text:style-name="T4">uv sync</text:span></text:span><text:span text:style-name="T3"> – Install dependencies from the lockfile into the virtual environment.</text:span></text:p>
        </text:list-item>
        <text:list-item>
          <text:p text:style-name="P6"><text:span text:style-name="Source_20_Text"><text:span text:style-name="T4">uv run &lt;command&gt;</text:span></text:span><text:span text:style-name="T3"> – Run a script or tool in the project environment.</text:span></text:p>
        </text:list-item>
        <text:list-item>
          <text:p text:style-name="P6"><text:span text:style-name="Source_20_Text"><text:span text:style-name="T4">uv python install 3.12</text:span></text:span><text:span text:style-name="T3"> – Install a specific Python version. </text:span></text:p>
        </text:list-item>
      </text:list>
      <text:h text:style-name="P3" text:outline-level="3"><text:soft-page-break/>Why Developers Choose uv:</text:h>
      <text:list text:style-name="L3">
        <text:list-item>
          <text:p text:style-name="P7"><text:span text:style-name="T5">Eliminates tool fragmentation</text:span> (no need to manage multiple tools).</text:p>
        </text:list-item>
        <text:list-item>
          <text:p text:style-name="P7"><text:span text:style-name="T5">Dramatically reduces install times</text:span> (e.g., from minutes to seconds).</text:p>
        </text:list-item>
        <text:list-item>
          <text:p text:style-name="P7">Provides reproducible, deterministic environments via lockfiles.</text:p>
        </text:list-item>
        <text:list-item>
          <text:p text:style-name="P7">Ideal for development, CI/CD pipelines, and enterprise workflows. </text:p>
        </text:list-item>
      </text:list>
      <text:p text:style-name="P8"><text:span text:style-name="T3">uv is rapidly becoming the go-to tool for modern Python development, aiming to become the </text:span><text:span text:style-name="Strong_20_Emphasis"><text:span text:style-name="T2">"Cargo for Python"</text:span></text:span><text:span text:style-name="T3"> — a single, fast, reliable tool for the entire development lifecycl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Inter Variable" svg:font-family="'Inter Variabl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01:22:28.433571200</meta:creation-date>
    <dc:date>2026-03-22T01:24:48.557041100</dc:date>
    <meta:editing-duration>PT2M21S</meta:editing-duration>
    <meta:editing-cycles>1</meta:editing-cycles>
    <meta:document-statistic meta:table-count="0" meta:image-count="0" meta:object-count="0" meta:page-count="2" meta:paragraph-count="22" meta:word-count="278" meta:character-count="1914" meta:non-whitespace-character-count="1658"/>
    <meta:generator>LibreOffice/25.8.5.2$Windows_X86_64 LibreOffice_project/9c8b85f387cc00a89945a79c9e6239f32e450ac2</meta:generator>
  </office:meta>
</office:document-meta>
</file>